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7f8a0" style:font-name-asian="DejaVu Sans1" style:font-size-asian="12pt" style:font-weight-asian="normal" style:font-name-complex="DejaVu Sans1" style:font-size-complex="12pt" style:font-weight-complex="normal"/>
    </style:style>
    <style:style style:name="P2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9973d" style:font-name-asian="DejaVu Sans1" style:font-size-asian="12pt" style:font-weight-asian="normal" style:font-name-complex="DejaVu Sans1" style:font-size-complex="12pt" style:font-weight-complex="normal"/>
    </style:style>
    <style:style style:name="P3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a8236" style:font-name-asian="DejaVu Sans1" style:font-size-asian="12pt" style:font-weight-asian="normal" style:font-name-complex="DejaVu Sans1" style:font-size-complex="12pt" style:font-weight-complex="normal"/>
    </style:style>
    <style:style style:name="P4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7f8a0" officeooo:paragraph-rsid="0027f8a0" style:font-name-asian="DejaVu Sans1" style:font-size-asian="12pt" style:font-weight-asian="normal" style:font-name-complex="DejaVu Sans1" style:font-size-complex="12pt" style:font-weight-complex="normal"/>
    </style:style>
    <style:style style:name="P5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9973d" officeooo:paragraph-rsid="0029973d" style:font-name-asian="DejaVu Sans1" style:font-size-asian="12pt" style:font-weight-asian="normal" style:font-name-complex="DejaVu Sans1" style:font-size-complex="12pt" style:font-weight-complex="normal"/>
    </style:style>
    <style:style style:name="P6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a8236" officeooo:paragraph-rsid="002a8236" style:font-name-asian="DejaVu Sans1" style:font-size-asian="12pt" style:font-weight-asian="normal" style:font-name-complex="DejaVu Sans1" style:font-size-complex="12pt" style:font-weight-complex="normal"/>
    </style:style>
    <style:style style:name="P7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2b39a5" style:font-name-asian="DejaVu Sans1" style:font-size-asian="12pt" style:font-weight-asian="normal" style:font-name-complex="DejaVu Sans1" style:font-size-complex="12pt" style:font-weight-complex="normal"/>
    </style:style>
    <style:style style:name="P8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2d4fa6" style:font-name-asian="DejaVu Sans1" style:font-size-asian="12pt" style:font-weight-asian="normal" style:font-name-complex="DejaVu Sans1" style:font-size-complex="12pt" style:font-weight-complex="normal"/>
    </style:style>
    <style:style style:name="P9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2f3e99" style:font-name-asian="DejaVu Sans1" style:font-size-asian="12pt" style:font-weight-asian="normal" style:font-name-complex="DejaVu Sans1" style:font-size-complex="12pt" style:font-weight-complex="normal"/>
    </style:style>
    <style:style style:name="P10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P11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30e4ab" style:font-name-asian="DejaVu Sans1" style:font-size-asian="12pt" style:font-weight-asian="normal" style:font-name-complex="DejaVu Sans1" style:font-size-complex="12pt" style:font-weight-complex="normal"/>
    </style:style>
    <style:style style:name="P12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2b39a5" officeooo:paragraph-rsid="002f3e99" style:font-name-asian="DejaVu Sans1" style:font-size-asian="12pt" style:font-weight-asian="normal" style:font-name-complex="DejaVu Sans1" style:font-size-complex="12pt" style:font-weight-complex="normal"/>
    </style:style>
    <style:style style:name="P13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2b39a5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P14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2b39a5" officeooo:paragraph-rsid="003037d4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15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2b39a5" officeooo:paragraph-rsid="002f3e99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16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normal" officeooo:rsid="002b39a5" officeooo:paragraph-rsid="002f3e99" style:font-name-asian="DejaVu Sans1" style:font-size-asian="12pt" style:font-weight-asian="normal" style:font-name-complex="DejaVu Sans1" style:font-size-complex="12pt" style:font-weight-complex="normal"/>
    </style:style>
    <style:style style:name="P17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normal" officeooo:rsid="002b39a5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T1" style:family="text">
      <style:text-properties style:use-window-font-color="true" style:text-position="0% 100%" style:font-name="DejaVu Sans1" fo:font-size="12pt" fo:language="sv" fo:country="SE" fo:font-weight="normal" officeooo:rsid="002b39a5" style:font-name-asian="DejaVu Sans1" style:font-size-asian="12pt" style:font-weight-asian="normal" style:font-name-complex="DejaVu Sans1" style:font-size-complex="12pt" style:font-weight-complex="normal"/>
    </style:style>
    <style:style style:name="T2" style:family="text">
      <style:text-properties officeooo:rsid="0027f8a0"/>
    </style:style>
    <style:style style:name="T3" style:family="text">
      <style:text-properties officeooo:rsid="0029973d"/>
    </style:style>
    <style:style style:name="T4" style:family="text">
      <style:text-properties officeooo:rsid="002a8236"/>
    </style:style>
    <style:style style:name="T5" style:family="text">
      <style:text-properties officeooo:rsid="002d4fa6"/>
    </style:style>
    <style:style style:name="T6" style:family="text">
      <style:text-properties officeooo:rsid="002f3e99"/>
    </style:style>
    <style:style style:name="T7" style:family="text">
      <style:text-properties style:text-position="sub 58%" officeooo:rsid="003037d4"/>
    </style:style>
    <style:style style:name="T8" style:family="text">
      <style:text-properties fo:font-weight="bold" officeooo:rsid="002f3e99" style:font-weight-asian="bold" style:font-weight-complex="bold"/>
    </style:style>
    <style:style style:name="T9" style:family="text">
      <style:text-properties fo:font-weight="bold" officeooo:rsid="003037d4" style:font-weight-asian="bold" style:font-weight-complex="bold"/>
    </style:style>
    <style:style style:name="T10" style:family="text">
      <style:text-properties officeooo:rsid="003037d4"/>
    </style:style>
    <style:style style:name="T11" style:family="text">
      <style:text-properties officeooo:rsid="0030e4a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ndvärdesproblem:</text:p>
      <text:p text:style-name="P4"/>
      <text:p text:style-name="P4"/>
      <text:p text:style-name="P4"/>
      <text:p text:style-name="P4">Ekvation:<text:tab/><text:tab/><text:tab/>−u''(x) = ƒ(x), <text:s/>x ∈ [a; b]</text:p>
      <text:p text:style-name="P1"/>
      <text:p text:style-name="P4">Randvillkor typ 1:<text:tab/><text:tab/>u(a) = 0, <text:s/>u(b) = 0</text:p>
      <text:p text:style-name="P4">Randvillkor typ 2:<text:tab/><text:tab/>u'(a) = 0, <text:s/>u'(b) = 0</text:p>
      <text:p text:style-name="P4"/>
      <text:p text:style-name="P4"/>
      <text:p text:style-name="P4">Vi kan skriva ett generellt randvillkor som :</text:p>
      <text:p text:style-name="P4"/>
      <text:p text:style-name="P4"><text:tab/>u'(a) = κu(a),<text:tab/>u'(b) = κu(b)</text:p>
      <text:p text:style-name="P4"/>
      <text:p text:style-name="P2"><text:span text:style-name="T2"><text:tab/>κ </text:span><text:span text:style-name="T3">= 0 blir av typ 2, <text:s/></text:span><text:span text:style-name="T2">κ </text:span><text:span text:style-name="T3">→ ∞ blir av typ 1.</text:span></text:p>
      <text:p text:style-name="P5"/>
      <text:p text:style-name="P5"/>
      <text:p text:style-name="P5"/>
      <text:p text:style-name="P6">Partialintegration (kom ihåg):</text:p>
      <text:p text:style-name="P6"/>
      <text:p text:style-name="P3"><text:span text:style-name="T4"><text:tab/></text:span><text:span text:style-name="T4"><draw:frame draw:style-name="fr1" draw:name="Object1" text:anchor-type="as-char" svg:width="3.9264in" svg:height="0.603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/>
      <text:p text:style-name="P6"/>
      <text:p text:style-name="P6"/>
      <text:p text:style-name="P7"><draw:frame draw:style-name="fr1" draw:name="Object2" text:anchor-type="as-char" svg:width="1.3984in" svg:height="0.1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text:tab/>⇓<text:tab/>Finita element metoden</text:p>
      <text:p text:style-name="P7"/>
      <text:p text:style-name="P7"><draw:frame draw:style-name="fr1" draw:name="Object3" text:anchor-type="as-char" svg:width="1.3228in" svg:height="0.603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><text:tab/>⇕</text:p>
      <text:p text:style-name="P7"/>
      <text:p text:style-name="P7"><draw:frame draw:style-name="fr1" draw:name="Object4" text:anchor-type="as-char" svg:width="4.9193in" svg:height="0.60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"><draw:frame draw:style-name="fr1" draw:name="Object5" text:anchor-type="as-char" svg:width="3.65in" svg:height="0.603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/>
      <text:p text:style-name="P7"/>
      <text:p text:style-name="P8"><text:span text:style-name="T5">Använd generellt randvillkor u'(a) = </text:span><text:span text:style-name="T2">κu(</text:span><text:span text:style-name="T5">a</text:span><text:span text:style-name="T2">):</text:span></text:p>
      <text:p text:style-name="P8"><text:span text:style-name="T2"/></text:p>
      <text:p text:style-name="P8"><text:span text:style-name="T2"><text:tab/></text:span><text:span text:style-name="T2"><draw:frame draw:style-name="fr1" draw:name="Object6" text:anchor-type="as-char" svg:width="3.7201in" svg:height="0.60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8"><text:span text:style-name="T2"/></text:p>
      <text:p text:style-name="P16"><text:span text:style-name="T6">Randvillkor i Python med DOLFIN:</text:span></text:p>
      <text:p text:style-name="P9"><text:span text:style-name="T6"/></text:p>
      <text:p text:style-name="P9"><text:span text:style-name="T6"/></text:p>
      <text:p text:style-name="P12"><text:span text:style-name="T8">from</text:span><text:span text:style-name="T6"> dolfin </text:span><text:span text:style-name="T8">import</text:span><text:span text:style-name="T6"> *</text:span></text:p>
      <text:p text:style-name="P12"><text:span text:style-name="T6"/></text:p>
      <text:p text:style-name="P15"><text:span text:style-name="T6"># Coefficient for boundary condition</text:span></text:p>
      <text:p text:style-name="P12"><text:span text:style-name="T8">class</text:span><text:span text:style-name="T6"> Kappa</text:span><text:span text:style-name="T8">(</text:span><text:span text:style-name="T6">Expression</text:span><text:span text:style-name="T8">):</text:span></text:p>
      <text:p text:style-name="P12"><text:span text:style-name="T6"><text:tab/></text:span><text:span text:style-name="T8">def</text:span><text:span text:style-name="T6"> eval</text:span><text:span text:style-name="T8">(</text:span><text:span text:style-name="T6">self</text:span><text:span text:style-name="T8">,</text:span><text:span text:style-name="T6"> values</text:span><text:span text:style-name="T8">,</text:span><text:span text:style-name="T6"> x</text:span><text:span text:style-name="T8">):</text:span></text:p>
      <text:p text:style-name="P12"><text:span text:style-name="T6"><text:tab/><text:tab/></text:span><text:span text:style-name="T8">if</text:span><text:span text:style-name="T6"> </text:span><text:span text:style-name="T8">(</text:span><text:span text:style-name="T6">x</text:span><text:span text:style-name="T8">[</text:span><text:span text:style-name="T6">0</text:span><text:span text:style-name="T8">]</text:span><text:span text:style-name="T6"> &lt; 0.5</text:span><text:span text:style-name="T8">):</text:span></text:p>
      <text:p text:style-name="P12"><text:span text:style-name="T6"><text:tab/><text:tab/><text:tab/>values</text:span><text:span text:style-name="T8">[</text:span><text:span text:style-name="T6">0</text:span><text:span text:style-name="T8">]</text:span><text:span text:style-name="T6"> = 0.0</text:span></text:p>
      <text:p text:style-name="P12"><text:span text:style-name="T6"><text:tab/><text:tab/></text:span><text:span text:style-name="T8">else:</text:span></text:p>
      <text:p text:style-name="P12"><text:span text:style-name="T6"><text:tab/><text:tab/><text:tab/>values</text:span><text:span text:style-name="T8">[</text:span><text:span text:style-name="T6">0</text:span><text:span text:style-name="T8">]</text:span><text:span text:style-name="T6"> = 1.0e6</text:span></text:p>
      <text:p text:style-name="P12"><text:span text:style-name="T6"/></text:p>
      <text:p text:style-name="P15"><text:span text:style-name="T6"># Mesh and basis functions (function space)</text:span></text:p>
      <text:p text:style-name="P12"><text:span text:style-name="T6">mesh = UnitInterval</text:span><text:span text:style-name="T8">(</text:span><text:span text:style-name="T6">8</text:span><text:span text:style-name="T8">)</text:span></text:p>
      <text:p text:style-name="P12"><text:span text:style-name="T6">V = FunctionSpace</text:span><text:span text:style-name="T8">(</text:span><text:span text:style-name="T6">mesh</text:span><text:span text:style-name="T8">,</text:span><text:span text:style-name="T6"> "CG"</text:span><text:span text:style-name="T8">,</text:span><text:span text:style-name="T6"> 1)</text:span></text:p>
      <text:p text:style-name="P12"><text:span text:style-name="T6"/></text:p>
      <text:p text:style-name="P15"><text:span text:style-name="T6"># FEM formulation</text:span></text:p>
      <text:p text:style-name="P12"><text:span text:style-name="T6">u = TrialFunction</text:span><text:span text:style-name="T8">(</text:span><text:span text:style-name="T6">V</text:span><text:span text:style-name="T8">)</text:span></text:p>
      <text:p text:style-name="P12"><text:span text:style-name="T6">v = TestFunction</text:span><text:span text:style-name="T8">(</text:span><text:span text:style-name="T6">V</text:span><text:span text:style-name="T8">)</text:span></text:p>
      <text:p text:style-name="P12"><text:span text:style-name="T6">f = Expression</text:span><text:span text:style-name="T8">(</text:span><text:span text:style-name="T6">"1.0"</text:span><text:span text:style-name="T8">)</text:span></text:p>
      <text:p text:style-name="P12"><text:span text:style-name="T6">kappa = Kappa</text:span><text:span text:style-name="T8">(</text:span><text:span text:style-name="T6">V</text:span><text:span text:style-name="T8">)</text:span></text:p>
      <text:p text:style-name="P15"><text:span text:style-name="T6"># Equation: −u'' = f</text:span></text:p>
      <text:p text:style-name="P12"><text:span text:style-name="T6">a = </text:span><text:span text:style-name="T8">(</text:span><text:span text:style-name="T6">inner</text:span><text:span text:style-name="T8">(</text:span><text:span text:style-name="T6">grad</text:span><text:span text:style-name="T8">(</text:span><text:span text:style-name="T6">u</text:span><text:span text:style-name="T8">),</text:span><text:span text:style-name="T6"> grad</text:span><text:span text:style-name="T8">(</text:span><text:span text:style-name="T6">v</text:span><text:span text:style-name="T8">)))</text:span><text:span text:style-name="T6"> * dx + kappa * u * v * ds</text:span></text:p>
      <text:p text:style-name="P12"><text:span text:style-name="T6">L = </text:span><text:span text:style-name="T8">(</text:span><text:span text:style-name="T6">f * v</text:span><text:span text:style-name="T8">)</text:span><text:span text:style-name="T6"> * dx</text:span></text:p>
      <text:p text:style-name="P12"><text:span text:style-name="T6"/></text:p>
      <text:p text:style-name="P14"><text:span text:style-name="T6"># Build linear system and solve for</text:span></text:p>
      <text:p text:style-name="P14"><text:span text:style-name="T10"># </text:span><text:span text:style-name="T6">coefficients uh in linear combination</text:span></text:p>
      <text:p text:style-name="P12"><text:span text:style-name="T6">problem = VariationalProblem</text:span><text:span text:style-name="T8">(</text:span><text:span text:style-name="T6">a</text:span><text:span text:style-name="T8">,</text:span><text:span text:style-name="T6"> L</text:span><text:span text:style-name="T8">)</text:span></text:p>
      <text:p text:style-name="P12"><text:span text:style-name="T6">uh = problem</text:span><text:span text:style-name="T8">.</text:span><text:span text:style-name="T6">solve</text:span><text:span text:style-name="T8">()</text:span></text:p>
      <text:p text:style-name="P12"><text:span text:style-name="T6">plot</text:span><text:span text:style-name="T8">(</text:span><text:span text:style-name="T6">uh</text:span><text:span text:style-name="T8">)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17"><text:span text:style-name="T10">Andraderivata – matris:</text:span></text:p>
      <text:p text:style-name="P10"><text:span text:style-name="T10"/></text:p>
      <text:p text:style-name="P10"><text:span text:style-name="T10"/></text:p>
      <text:p text:style-name="P10"><text:span text:style-name="T10">Använd definition av u som linjärkombination av basfunktioner:</text:span></text:p>
      <text:p text:style-name="P10"><text:span text:style-name="T10"/></text:p>
      <text:p text:style-name="P10"><text:span text:style-name="T10"><text:tab/></text:span><text:span text:style-name="T10"><draw:frame draw:style-name="fr2" draw:name="Object7" text:anchor-type="as-char" svg:width="1.0693in" svg:height="0.4602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0"><text:span text:style-name="T10"/></text:p>
      <text:p text:style-name="P10"><text:span text:style-name="T10"><text:tab/></text:span><text:span text:style-name="T10"><draw:frame draw:style-name="fr2" draw:name="Object8" text:anchor-type="as-char" svg:width="3.5453in" svg:height="0.602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0"><text:span text:style-name="T10"/></text:p>
      <text:p text:style-name="P10"><text:span text:style-name="T10">Alltså, för matriselement </text:span><text:span text:style-name="T9">A</text:span><text:span text:style-name="T7">ij</text:span><text:span text:style-name="T10">:</text:span></text:p>
      <text:p text:style-name="P10"><text:span text:style-name="T10"/></text:p>
      <text:p text:style-name="P10"><text:span text:style-name="T10"><text:tab/></text:span><text:span text:style-name="T10"><draw:frame draw:style-name="fr2" draw:name="Object9" text:anchor-type="as-char" svg:width="1.3165in" svg:height="0.6028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3"><text:span text:style-name="T9">from</text:span><text:span text:style-name="T10"> dolfin </text:span><text:span text:style-name="T9">import</text:span><text:span text:style-name="T10"> *</text:span></text:p>
      <text:p text:style-name="P13"><text:span text:style-name="T10"/></text:p>
      <text:p text:style-name="P14"><text:span text:style-name="T10"># Create mesh and define function space</text:span></text:p>
      <text:p text:style-name="P13"><text:span text:style-name="T10">mesh = UnitInterval</text:span><text:span text:style-name="T9">(</text:span><text:span text:style-name="T10">2</text:span><text:span text:style-name="T9">)</text:span></text:p>
      <text:p text:style-name="P13"><text:span text:style-name="T10">V = FunctionSpace</text:span><text:span text:style-name="T9">(</text:span><text:span text:style-name="T10">mesh</text:span><text:span text:style-name="T9">,</text:span><text:span text:style-name="T10"> "CG"</text:span><text:span text:style-name="T9">,</text:span><text:span text:style-name="T10"> 1</text:span><text:span text:style-name="T9">)</text:span></text:p>
      <text:p text:style-name="P13"><text:span text:style-name="T10"/></text:p>
      <text:p text:style-name="P14"><text:span text:style-name="T10"># Define FEM formulation</text:span></text:p>
      <text:p text:style-name="P13"><text:span text:style-name="T10">u = TrialFunction</text:span><text:span text:style-name="T9">(</text:span><text:span text:style-name="T10">V</text:span><text:span text:style-name="T9">)</text:span></text:p>
      <text:p text:style-name="P13"><text:span text:style-name="T10">v = TestFunction</text:span><text:span text:style-name="T9">(</text:span><text:span text:style-name="T10">V</text:span><text:span text:style-name="T9">)</text:span></text:p>
      <text:p text:style-name="P13"><text:span text:style-name="T10">a = </text:span><text:span text:style-name="T9">(</text:span><text:span text:style-name="T10">inner</text:span><text:span text:style-name="T9">(</text:span><text:span text:style-name="T10">grad</text:span><text:span text:style-name="T9">(</text:span><text:span text:style-name="T10">u</text:span><text:span text:style-name="T9">),</text:span><text:span text:style-name="T10"> grad</text:span><text:span text:style-name="T9">(</text:span><text:span text:style-name="T10">v</text:span><text:span text:style-name="T9">)))</text:span><text:span text:style-name="T10"> * dx</text:span></text:p>
      <text:p text:style-name="P13"><text:span text:style-name="T10"/></text:p>
      <text:p text:style-name="P13"><text:span text:style-name="T10">A = assemble</text:span><text:span text:style-name="T9">(</text:span><text:span text:style-name="T10">a</text:span><text:span text:style-name="T9">)</text:span></text:p>
      <text:p text:style-name="P13"><text:span text:style-name="T9">print</text:span><text:span text:style-name="T10"> A</text:span><text:span text:style-name="T9">.</text:span><text:span text:style-name="T10">array</text:span><text:span text:style-name="T9">()</text:span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>⋅⋅⋅</text:span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>Matrix of size 3 x 3 has 7 nonzero entries .</text:span></text:p>
      <text:p text:style-name="P13"><text:span text:style-name="T10">[[ 2. <text:s/>−2. <text:s text:c="2"/>0.]</text:span></text:p>
      <text:p text:style-name="P13"><text:span text:style-name="T10"><text:s/>[−2. <text:s text:c="2"/>4. <text:s/>−2.]</text:span></text:p>
      <text:p text:style-name="P13"><text:span text:style-name="T10"><text:s/>[ 0. <text:s/>−2. <text:s text:c="2"/>2.]]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7"><text:span text:style-name="T10">Konvektion-diffusion-reaktionen av en koncentration, u</text:span><text:span text:style-name="T7">1</text:span><text:span text:style-name="T10">, av en art, som äts upp av en annan art med koncentrationen u</text:span><text:span text:style-name="T7">2</text:span><text:span text:style-name="T10"> kan beskrivas med foljade ODE- och PDE-modeller:</text:span></text:p>
      <text:p text:style-name="P10"><text:span text:style-name="T10"/></text:p>
      <text:p text:style-name="P10"><text:span text:style-name="T10">ODE:</text:span></text:p>
      <text:p text:style-name="P10"><text:span text:style-name="T10"><text:tab/></text:span><text:span text:style-name="T10"><draw:frame draw:style-name="fr2" draw:name="Object10" text:anchor-type="as-char" svg:width="1.4898in" svg:height="0.495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0"><text:span text:style-name="T10"/></text:p>
      <text:p text:style-name="P10"><text:span text:style-name="T10">PDE:</text:span></text:p>
      <text:p text:style-name="P10"><text:span text:style-name="T10"><text:tab/></text:span><text:span text:style-name="T10"><draw:frame draw:style-name="fr2" draw:name="Object11" text:anchor-type="as-char" svg:width="1.7217in" svg:height="0.404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1"><text:span text:style-name="T11">Elasticitet kan modelleras med en mass–fjädermodell i en ODE eller</text:span></text:p>
      <text:p text:style-name="P11"><text:span text:style-name="T11">genom att använda en PDE-vågekvation:</text:span></text:p>
      <text:p text:style-name="P11"><text:span text:style-name="T11"/></text:p>
      <text:p text:style-name="P11"><text:span text:style-name="T11">ODE:</text:span></text:p>
      <text:p text:style-name="P11"><text:span text:style-name="T11"><text:tab/></text:span><text:span text:style-name="T11"><draw:frame draw:style-name="fr2" draw:name="Object16" text:anchor-type="as-char" svg:width="1.2417in" svg:height="1.5311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1"><text:span text:style-name="T11"/></text:p>
      <text:p text:style-name="P11"><text:span text:style-name="T11">PDE:</text:span></text:p>
      <text:p text:style-name="P11"><text:span text:style-name="T11"/></text:p>
      <text:p text:style-name="P11"><text:span text:style-name="T11"><text:tab/></text:span><text:span text:style-name="T11"><draw:frame draw:style-name="fr2" draw:name="Object17" text:anchor-type="as-char" svg:width="1.5335in" svg:height="0.9598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0"/>
      <text:p text:style-name="P10"><text:span text:style-name="T10"/></text:p>
      <text:p text:style-name="P10"><text:span text:style-name="T10"/></text:p>
      <text:p text:style-name="P11"><text:span text:style-name="T11">Vågfenomen kan modelleras med en mass–fjädermodell i en ODE eller</text:span></text:p>
      <text:p text:style-name="P11"><text:span text:style-name="T11">genom att använda en PDE-vågekvation:</text:span></text:p>
      <text:p text:style-name="P11"><text:span text:style-name="T11"/></text:p>
      <text:p text:style-name="P11"><text:span text:style-name="T11">Samma ODE som ovan.</text:span></text:p>
      <text:p text:style-name="P11"><text:span text:style-name="T11"/></text:p>
      <text:p text:style-name="P11"><text:span text:style-name="T11">PDE:</text:span></text:p>
      <text:p text:style-name="P11"><text:span text:style-name="T11"><text:tab/></text:span><text:span text:style-name="T11"><draw:frame draw:style-name="fr2" draw:name="Object13" text:anchor-type="as-char" svg:width="1.1783in" svg:height="0.5193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1"><text:span text:style-name="T11"><text:tab/></text:span><text:span text:style-name="T11"><draw:frame draw:style-name="fr2" draw:name="Object14" text:anchor-type="as-char" svg:width="1.1846in" svg:height="0.2665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54M03S</meta:editing-duration>
    <meta:editing-cycles>41</meta:editing-cycles>
    <meta:generator>OpenOffice.org/3.2$Linux OpenOffice.org_project/320m19$Build-9505</meta:generator>
    <dc:date>2010-12-17T06:14:58</dc:date>
    <dc:creator>Mattias </dc:creator>
    <meta:document-statistic meta:table-count="0" meta:image-count="0" meta:object-count="15" meta:page-count="4" meta:paragraph-count="80" meta:word-count="325" meta:character-count="18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i mathvariant="normal">w</mi>
      <mi mathvariant="normal">'</mi>
      <mi mathvariant="normal">'</mi>
      <mi mathvariant="normal">v</mi>
      <mi/>
      <mrow>
        <mi>dx</mi>
        <mi mathvariant="normal">=</mi>
        <mrow>
          <mi mathvariant="normal">−</mi>
          <mstyle mathsize="125%">
            <mrow>
              <mrow>
                <munderover>
                  <mi mathvariant="normal">∫</mi>
                  <mi mathvariant="normal">a</mi>
                  <mi mathvariant="normal">b</mi>
                </munderover>
                <mtext/>
              </mrow>
            </mrow>
          </mstyle>
        </mrow>
      </mrow>
      <mi mathvariant="normal">w</mi>
      <mi mathvariant="normal">'</mi>
      <mi mathvariant="normal">v</mi>
      <mi mathvariant="normal">'</mi>
      <mi/>
      <mrow>
        <mi>dx</mi>
        <mo stretchy="false">+</mo>
        <mi mathvariant="normal">w</mi>
      </mrow>
      <mi mathvariant="normal">'</mi>
      <mrow>
        <mo stretchy="false">(</mo>
        <mi mathvariant="normal">b</mi>
        <mo stretchy="false">)</mo>
      </mrow>
      <mi mathvariant="normal">v</mi>
      <mrow>
        <mrow>
          <mo stretchy="false">(</mo>
          <mi mathvariant="normal">b</mi>
          <mo stretchy="false">)</mo>
        </mrow>
        <mi mathvariant="normal">−</mi>
        <mi mathvariant="normal">w</mi>
      </mrow>
      <mi mathvariant="normal">'</mi>
      <mrow>
        <mo stretchy="false">(</mo>
        <mi mathvariant="normal">a</mi>
        <mo stretchy="false">)</mo>
      </mrow>
      <mi mathvariant="normal">v</mi>
      <mrow>
        <mo stretchy="false">(</mo>
        <mi mathvariant="normal">a</mi>
        <mo stretchy="false">)</mo>
      </mrow>
    </mrow>
    <annotation encoding="StarMath 5.0">{size *1.25 int from a to b ""} w'' v `dx = -{size *1.25 int from a to b ""} w' v' `dx + w'(b)v(b) - w'(a)v(a)</annotation>
  </semantics>
</math>
</file>

<file path=Object 10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sub>
                  <mover accent="true">
                    <mi mathvariant="normal">u</mi>
                    <mi mathvariant="normal">˙</mi>
                  </mover>
                  <mn>1</mn>
                </msub>
                <mi mathvariant="normal">=</mi>
                <mrow>
                  <mi mathvariant="normal">−</mi>
                  <msub>
                    <mi mathvariant="normal">α</mi>
                    <mn>1</mn>
                  </msub>
                </mrow>
              </mrow>
              <msub>
                <mi mathvariant="normal">u</mi>
                <mn>1</mn>
              </msub>
              <msub>
                <mi mathvariant="normal">u</mi>
                <mn>2</mn>
              </msub>
            </mrow>
          </mtd>
        </mtr>
        <mtr>
          <mtd>
            <mrow>
              <mrow>
                <msub>
                  <mover accent="true">
                    <mi mathvariant="normal">u</mi>
                    <mi mathvariant="normal">˙</mi>
                  </mover>
                  <mn>2</mn>
                </msub>
                <mi mathvariant="normal">=</mi>
                <msub>
                  <mi mathvariant="normal">α</mi>
                  <mn>2</mn>
                </msub>
              </mrow>
              <msub>
                <mi mathvariant="normal">u</mi>
                <mn>1</mn>
              </msub>
              <mrow>
                <msub>
                  <mi mathvariant="normal">u</mi>
                  <mn>2</mn>
                </msub>
                <mi mathvariant="normal">−</mi>
                <msub>
                  <mi mathvariant="normal">α</mi>
                  <mn>3</mn>
                </msub>
              </mrow>
              <msub>
                <mi mathvariant="normal">u</mi>
                <mn>2</mn>
              </msub>
            </mrow>
          </mtd>
        </mtr>
      </mtable>
    </mrow>
    <annotation encoding="StarMath 5.0">left lbrace alignl stack {

{dot u}_1 = -α_1 u_1 u_2 #
{dot u}_2 = α_2 u_1 u_2 - α_3 u_2

} right none</annotation>
  </semantics>
</math>
</file>

<file path=Object 11/content.xml><?xml version="1.0" encoding="utf-8"?>
<math xmlns="http://www.w3.org/1998/Math/MathML">
  <semantics>
    <mrow>
      <mtable>
        <mtr>
          <mtd>
            <mrow>
              <mrow>
                <mover accent="true">
                  <mi mathvariant="normal">u</mi>
                  <mi mathvariant="normal">˙</mi>
                </mover>
                <mo stretchy="false">+</mo>
                <mrow>
                  <mi mathvariant="normal">β</mi>
                  <mi mathvariant="normal">⋅</mi>
                  <mi mathvariant="normal">∇</mi>
                </mrow>
              </mrow>
              <mrow>
                <mi mathvariant="normal">u</mi>
                <mi mathvariant="normal">−</mi>
                <mi mathvariant="normal">ϵ</mi>
              </mrow>
              <mi mathvariant="normal">∆</mi>
              <mrow>
                <mi mathvariant="normal">u</mi>
                <mi mathvariant="normal">=</mi>
                <mi mathvariant="normal">ƒ</mi>
              </mrow>
              <mrow>
                <mo stretchy="false">(</mo>
                <mi mathvariant="normal">u</mi>
                <mo stretchy="false">)</mo>
              </mrow>
            </mrow>
          </mtd>
        </mtr>
        <mtr>
          <mtd>
            <mrow>
              <mi stretchy="false" mathvariant="normal">[</mi>
              <mrow>
                <mrow>
                  <mover accent="true">
                    <mi mathvariant="normal">u</mi>
                    <mi mathvariant="normal">˙</mi>
                  </mover>
                  <mo stretchy="false">+</mo>
                  <mi>βu</mi>
                </mrow>
                <mrow>
                  <mi mathvariant="normal">'</mi>
                  <mi mathvariant="normal">−</mi>
                  <mi>ϵu</mi>
                </mrow>
                <mi mathvariant="normal">'</mi>
                <mrow>
                  <mi mathvariant="normal">'</mi>
                  <mi mathvariant="normal">=</mi>
                  <mi mathvariant="normal">ƒ</mi>
                </mrow>
                <mrow>
                  <mo stretchy="false">(</mo>
                  <mi mathvariant="normal">u</mi>
                  <mo stretchy="false">)</mo>
                </mrow>
              </mrow>
              <mi stretchy="false" mathvariant="normal">]</mi>
            </mrow>
          </mtd>
        </mtr>
      </mtable>
    </mrow>
    <annotation encoding="StarMath 5.0">left none alignl stack {

dot u + β cdot ∇u - ϵ∆u = ƒ(u)
#
[dot u + βu' - ϵu'' = ƒ(u)]

} right none</annotation>
  </semantics>
</math>
</file>

<file path=Object 13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over accent="true">
                  <mi mathvariant="normal">u</mi>
                  <mi mathvariant="normal">˙</mi>
                </mover>
                <mn>1</mn>
              </msub>
              <mi mathvariant="normal">=</mi>
              <msub>
                <mi mathvariant="normal">u</mi>
                <mn>2</mn>
              </msub>
            </mrow>
          </mtd>
        </mtr>
        <mtr>
          <mtd>
            <mrow>
              <mrow>
                <msub>
                  <mover accent="true">
                    <mi mathvariant="normal">u</mi>
                    <mi mathvariant="normal">˙</mi>
                  </mover>
                  <mn>2</mn>
                </msub>
                <mi mathvariant="normal">=</mi>
                <msup>
                  <mi mathvariant="normal">c</mi>
                  <mn>2</mn>
                </msup>
              </mrow>
              <mi mathvariant="normal">∆</mi>
              <mrow>
                <msub>
                  <mi mathvariant="normal">u</mi>
                  <mn>1</mn>
                </msub>
                <mi mathvariant="normal">=</mi>
                <mn>0</mn>
              </mrow>
            </mrow>
          </mtd>
        </mtr>
      </mtable>
    </mrow>
    <annotation encoding="StarMath 5.0">left lbrace alignl stack {

{dot u}_1 = u_2
#
{dot u}_2 = c^2 ∆u_1 = 0

} right none</annotation>
  </semantics>
</math>
</file>

<file path=Object 14/content.xml><?xml version="1.0" encoding="utf-8"?>
<math xmlns="http://www.w3.org/1998/Math/MathML">
  <semantics>
    <mfenced open="[" close="]">
      <mrow>
        <mrow>
          <msub>
            <mover accent="true">
              <mi mathvariant="normal">u</mi>
              <mi mathvariant="normal">˙</mi>
            </mover>
            <mn>2</mn>
          </msub>
          <mi mathvariant="normal">=</mi>
          <msup>
            <mi mathvariant="normal">c</mi>
            <mn>2</mn>
          </msup>
        </mrow>
        <mi mathvariant="normal">u</mi>
        <mi mathvariant="normal">'</mi>
        <mrow>
          <msub>
            <mi mathvariant="normal">'</mi>
            <mn>1</mn>
          </msub>
          <mi mathvariant="normal">=</mi>
          <mn>0</mn>
        </mrow>
      </mrow>
    </mfenced>
    <annotation encoding="StarMath 5.0">left [ {dot u}_2 = c^2 u''_1 = 0 right ]</annotation>
  </semantics>
</math>
</file>

<file path=Object 16/content.xml><?xml version="1.0" encoding="utf-8"?>
<math xmlns="http://www.w3.org/1998/Math/MathML">
  <semantics>
    <mrow>
      <mi stretchy="true" mathvariant="normal">{</mi>
      <mtable>
        <mtr>
          <mtd>
            <mrow>
              <msup>
                <mover accent="true">
                  <mi mathvariant="normal">x</mi>
                  <mi mathvariant="normal">˙</mi>
                </mover>
                <mi mathvariant="normal">i</mi>
              </msup>
              <mi mathvariant="normal">=</mi>
              <msup>
                <mi mathvariant="normal">v</mi>
                <mi mathvariant="normal">i</mi>
              </msup>
            </mrow>
          </mtd>
        </mtr>
        <mtr>
          <mtd>
            <mrow>
              <msup>
                <mover accent="true">
                  <mi mathvariant="normal">v</mi>
                  <mi mathvariant="normal">˙</mi>
                </mover>
                <mi mathvariant="normal">i</mi>
              </msup>
              <mi mathvariant="normal">=</mi>
              <mfrac>
                <msup>
                  <mi mathvariant="normal">F</mi>
                  <mi mathvariant="normal">i</mi>
                </msup>
                <msup>
                  <mi mathvariant="normal">m</mi>
                  <mi mathvariant="normal">i</mi>
                </msup>
              </mfrac>
            </mrow>
          </mtd>
        </mtr>
        <mtr>
          <mtd>
            <mrow>
              <msup>
                <mi mathvariant="normal">F</mi>
                <mi mathvariant="normal">i</mi>
              </msup>
              <mi mathvariant="normal">=</mi>
              <mrow>
                <munderover>
                  <mi mathvariant="normal">∑</mi>
                  <mrow>
                    <mi mathvariant="normal">j</mi>
                    <mi mathvariant="normal">=</mi>
                    <mn>0</mn>
                  </mrow>
                  <mi mathvariant="normal">N</mi>
                </munderover>
                <msup>
                  <mi mathvariant="normal">F</mi>
                  <mi>ij</mi>
                </msup>
              </mrow>
            </mrow>
          </mtd>
        </mtr>
        <mtr>
          <mtd>
            <mrow>
              <mrow>
                <msup>
                  <mi mathvariant="normal">F</mi>
                  <mi>ij</mi>
                </msup>
                <mi mathvariant="normal">=</mi>
                <mi mathvariant="normal">E</mi>
              </mrow>
              <mfenced open="" close="">
                <mrow>
                  <msup>
                    <mi mathvariant="normal">r</mi>
                    <mi>ij</mi>
                  </msup>
                  <mi mathvariant="normal">−</mi>
                  <msup>
                    <mi mathvariant="normal">L</mi>
                    <mi>ij</mi>
                  </msup>
                </mrow>
              </mfenced>
              <msup>
                <mover accent="true">
                  <mi mathvariant="normal">e</mi>
                  <mo stretchy="false">→</mo>
                </mover>
                <mi>ij</mi>
              </msup>
            </mrow>
          </mtd>
        </mtr>
      </mtable>
    </mrow>
    <annotation encoding="StarMath 5.0">left lbrace alignl stack {

{dot x}^i = v^i
#
{dot v}^i = F^i over m^i
#
F^i = sum from {j = 0} to N F^ij
#
F^ij = E left ( r^ij - L^ij right ) {widevec e}^ij

} right none</annotation>
  </semantics>
</math>
</file>

<file path=Object 17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over accent="true">
                  <mi mathvariant="normal">u</mi>
                  <mi mathvariant="normal">˙</mi>
                </mover>
                <mn>1</mn>
              </msub>
              <mi mathvariant="normal">=</mi>
              <msub>
                <mi mathvariant="normal">u</mi>
                <mn>2</mn>
              </msub>
            </mrow>
          </mtd>
        </mtr>
        <mtr>
          <mtd>
            <mrow>
              <mrow>
                <msub>
                  <mover accent="true">
                    <mi mathvariant="normal">u</mi>
                    <mi mathvariant="normal">˙</mi>
                  </mover>
                  <mn>2</mn>
                </msub>
                <mi mathvariant="normal">−</mi>
                <mrow>
                  <mi mathvariant="normal">∇</mi>
                  <mi mathvariant="normal">⋅</mi>
                  <mi mathvariant="normal">σ</mi>
                </mrow>
              </mrow>
              <mi mathvariant="normal">=</mi>
              <mn>0</mn>
            </mrow>
          </mtd>
        </mtr>
        <mtr>
          <mtd>
            <mrow>
              <mrow>
                <mover accent="true">
                  <mi mathvariant="normal">σ</mi>
                  <mi mathvariant="normal">˙</mi>
                </mover>
                <mi mathvariant="normal">=</mi>
                <mfrac>
                  <mn>1</mn>
                  <mn>2</mn>
                </mfrac>
              </mrow>
              <mi mathvariant="normal">E</mi>
              <mfenced open="" close="">
                <mrow>
                  <mi mathvariant="normal">∇</mi>
                  <mrow>
                    <msub>
                      <mi mathvariant="normal">u</mi>
                      <mn>2</mn>
                    </msub>
                    <mo stretchy="false">+</mo>
                    <mi mathvariant="normal">∇</mi>
                  </mrow>
                  <msubsup>
                    <mi mathvariant="normal">u</mi>
                    <mn>2</mn>
                    <mi mathvariant="normal">T</mi>
                  </msubsup>
                </mrow>
              </mfenced>
            </mrow>
          </mtd>
        </mtr>
      </mtable>
    </mrow>
    <annotation encoding="StarMath 5.0">left lbrace alignl stack {

{dot u}_1 = u_2
#
{dot u}_2 - ∇ cdot σ = 0
#
dot σ = 1 over 2 E left ( ∇u_2 + ∇u sub 2 sup T right )

} right none</annotation>
  </semantics>
</math>
</file>

<file path=Object 2/content.xml><?xml version="1.0" encoding="utf-8"?>
<math xmlns="http://www.w3.org/1998/Math/MathML">
  <semantics>
    <mrow>
      <mi mathvariant="normal">R</mi>
      <mrow>
        <mrow>
          <mo stretchy="false">(</mo>
          <mi mathvariant="normal">u</mi>
          <mo stretchy="false">)</mo>
        </mrow>
        <mi mathvariant="normal">=</mi>
        <mrow>
          <mi mathvariant="normal">−</mi>
          <mi mathvariant="normal">u</mi>
        </mrow>
      </mrow>
      <mi mathvariant="normal">'</mi>
      <mrow>
        <mrow>
          <mi mathvariant="normal">'</mi>
          <mi mathvariant="normal">−</mi>
          <mi mathvariant="normal">ƒ</mi>
        </mrow>
        <mi mathvariant="normal">=</mi>
        <mn>0</mn>
      </mrow>
    </mrow>
    <annotation encoding="StarMath 5.0">R(u) = -u'' - ƒ = 0</annotation>
  </semantics>
</math>
</file>

<file path=Object 3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i mathvariant="normal">R</mi>
      <mrow>
        <mo stretchy="false">(</mo>
        <mi mathvariant="normal">u</mi>
        <mo stretchy="false">)</mo>
      </mrow>
      <msub>
        <mi mathvariant="normal">φ</mi>
        <mi mathvariant="normal">j</mi>
      </msub>
      <mi/>
      <mrow>
        <mi>dx</mi>
        <mi mathvariant="normal">=</mi>
        <mn>0</mn>
      </mrow>
    </mrow>
    <annotation encoding="StarMath 5.0">{size *1.25 int from a to b ""} R(u)φ_j `dx = 0</annotation>
  </semantics>
</math>
</file>

<file path=Object 4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row>
        <mo stretchy="false">(</mo>
        <mrow>
          <mrow>
            <mi mathvariant="normal">−</mi>
            <mi mathvariant="normal">u</mi>
          </mrow>
          <mi mathvariant="normal">'</mi>
          <mrow>
            <mi mathvariant="normal">'</mi>
            <mi mathvariant="normal">−</mi>
            <mi mathvariant="normal">ƒ</mi>
          </mrow>
        </mrow>
        <mo stretchy="false">)</mo>
      </mrow>
      <msub>
        <mi mathvariant="normal">φ</mi>
        <mi mathvariant="normal">j</mi>
      </msub>
      <mi/>
      <mrow>
        <mi>dx</mi>
        <mi mathvariant="normal">=</mi>
        <mstyle mathsize="125%">
          <mrow>
            <mrow>
              <munderover>
                <mi mathvariant="normal">∫</mi>
                <mi mathvariant="normal">a</mi>
                <mi mathvariant="normal">b</mi>
              </munderover>
              <mtext/>
            </mrow>
          </mrow>
        </mstyle>
      </mrow>
      <mfenced open="" close="">
        <mrow>
          <mrow>
            <mi mathvariant="normal">−</mi>
            <mi mathvariant="normal">u</mi>
          </mrow>
          <mi mathvariant="normal">'</mi>
          <mi mathvariant="normal">'</mi>
          <mrow>
            <msub>
              <mi mathvariant="normal">φ</mi>
              <mi mathvariant="normal">j</mi>
            </msub>
            <mi mathvariant="normal">−</mi>
            <msub>
              <mi>ƒφ</mi>
              <mi mathvariant="normal">j</mi>
            </msub>
          </mrow>
        </mrow>
      </mfenced>
      <mi/>
      <mrow>
        <mrow>
          <mi>dx</mi>
          <mi mathvariant="normal">=</mi>
          <mtext>{partialintegration}</mtext>
        </mrow>
        <mi mathvariant="normal">=</mi>
        <mtext/>
      </mrow>
    </mrow>
    <annotation encoding="StarMath 5.0">{size *1.25 int from a to b ""} (-u'' - ƒ)φ_j `dx = {size *1.25 int from a to b ""} left ( -u''φ_j - ƒφ_j right ) `dx = "{partialintegration}" = ""</annotation>
  </semantics>
</math>
</file>

<file path=Object 5/content.xml><?xml version="1.0" encoding="utf-8"?>
<math xmlns="http://www.w3.org/1998/Math/MathML">
  <semantics>
    <mrow>
      <mrow>
        <mtext/>
        <mi mathvariant="normal">=</mi>
        <mstyle mathsize="125%">
          <mrow>
            <mrow>
              <munderover>
                <mi mathvariant="normal">∫</mi>
                <mi mathvariant="normal">a</mi>
                <mi mathvariant="normal">b</mi>
              </munderover>
              <mtext/>
            </mrow>
          </mrow>
        </mstyle>
      </mrow>
      <mfenced open="" close="">
        <mrow>
          <mi mathvariant="normal">u</mi>
          <mi mathvariant="normal">'</mi>
          <mi mathvariant="normal">φ</mi>
          <mrow>
            <msub>
              <mi mathvariant="normal">'</mi>
              <mi mathvariant="normal">j</mi>
            </msub>
            <mi mathvariant="normal">−</mi>
            <msub>
              <mi>ƒφ</mi>
              <mi mathvariant="normal">j</mi>
            </msub>
          </mrow>
        </mrow>
      </mfenced>
      <mi/>
      <mrow>
        <mi>dx</mi>
        <mo stretchy="false">+</mo>
        <mi mathvariant="normal">u</mi>
      </mrow>
      <mi mathvariant="normal">'</mi>
      <mrow>
        <mo stretchy="false">(</mo>
        <mi mathvariant="normal">b</mi>
        <mo stretchy="false">)</mo>
      </mrow>
      <msub>
        <mi mathvariant="normal">φ</mi>
        <mi mathvariant="normal">j</mi>
      </msub>
      <mrow>
        <mrow>
          <mo stretchy="false">(</mo>
          <mi mathvariant="normal">b</mi>
          <mo stretchy="false">)</mo>
        </mrow>
        <mi mathvariant="normal">−</mi>
        <mi mathvariant="normal">u</mi>
      </mrow>
      <mi mathvariant="normal">'</mi>
      <mrow>
        <mo stretchy="false">(</mo>
        <mi mathvariant="normal">a</mi>
        <mo stretchy="false">)</mo>
      </mrow>
      <msub>
        <mi mathvariant="normal">φ</mi>
        <mi mathvariant="normal">j</mi>
      </msub>
      <mrow>
        <mrow>
          <mo stretchy="false">(</mo>
          <mi mathvariant="normal">a</mi>
          <mo stretchy="false">)</mo>
        </mrow>
        <mi mathvariant="normal">=</mi>
        <mn>0</mn>
      </mrow>
    </mrow>
    <annotation encoding="StarMath 5.0">"" = {size *1.25 int from a to b ""} left (u'φ'_j - ƒφ_j right ) `dx + u'(b) φ_j (b) -  u'(a) φ_j (a) = 0</annotation>
  </semantics>
</math>
</file>

<file path=Object 6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i mathvariant="normal">u</mi>
      <mi mathvariant="normal">'</mi>
      <mi mathvariant="normal">φ</mi>
      <msub>
        <mi mathvariant="normal">'</mi>
        <mi mathvariant="normal">j</mi>
      </msub>
      <mi/>
      <mrow>
        <mi>dx</mi>
        <mo stretchy="false">+</mo>
        <mi>κu</mi>
      </mrow>
      <mrow>
        <mo stretchy="false">(</mo>
        <mi mathvariant="normal">b</mi>
        <mo stretchy="false">)</mo>
      </mrow>
      <msub>
        <mi mathvariant="normal">φ</mi>
        <mi mathvariant="normal">j</mi>
      </msub>
      <mrow>
        <mrow>
          <mo stretchy="false">(</mo>
          <mi mathvariant="normal">b</mi>
          <mo stretchy="false">)</mo>
        </mrow>
        <mi mathvariant="normal">−</mi>
        <mi>κu</mi>
      </mrow>
      <mrow>
        <mo stretchy="false">(</mo>
        <mi mathvariant="normal">a</mi>
        <mo stretchy="false">)</mo>
      </mrow>
      <msub>
        <mi mathvariant="normal">φ</mi>
        <mi mathvariant="normal">j</mi>
      </msub>
      <mrow>
        <mrow>
          <mo stretchy="false">(</mo>
          <mi mathvariant="normal">a</mi>
          <mo stretchy="false">)</mo>
        </mrow>
        <mi mathvariant="normal">=</mi>
        <mstyle mathsize="125%">
          <mrow>
            <mrow>
              <munderover>
                <mi mathvariant="normal">∫</mi>
                <mi mathvariant="normal">a</mi>
                <mi mathvariant="normal">b</mi>
              </munderover>
              <mtext/>
            </mrow>
          </mrow>
        </mstyle>
      </mrow>
      <msub>
        <mi>ƒφ</mi>
        <mi mathvariant="normal">j</mi>
      </msub>
      <mi/>
      <mi>dx</mi>
    </mrow>
    <annotation encoding="StarMath 5.0">{size *1.25 int from a to b ""} u'φ'_j `dx + κu(b) φ_j (b) -  κu(a) φ_j (a) = {size *1.25 int from a to b ""} ƒφ_j `dx </annotation>
  </semantics>
</math>
</file>

<file path=Object 7/content.xml><?xml version="1.0" encoding="utf-8"?>
<math xmlns="http://www.w3.org/1998/Math/MathML">
  <semantics>
    <mrow>
      <mrow>
        <mi mathvariant="normal">u</mi>
        <mi mathvariant="normal">=</mi>
        <mrow>
          <munderover>
            <mi mathvariant="normal">∑</mi>
            <mrow>
              <mi mathvariant="normal">i</mi>
              <mi mathvariant="normal">=</mi>
              <mn>1</mn>
            </mrow>
            <mi mathvariant="normal">J</mi>
          </munderover>
          <msub>
            <mi mathvariant="normal">u</mi>
            <mi mathvariant="normal">i</mi>
          </msub>
        </mrow>
      </mrow>
      <msub>
        <mi mathvariant="normal">φ</mi>
        <mi mathvariant="normal">i</mi>
      </msub>
      <mrow>
        <mo stretchy="false">(</mo>
        <mi mathvariant="normal">x</mi>
        <mo stretchy="false">)</mo>
      </mrow>
    </mrow>
    <annotation encoding="StarMath 5.0">u = sum from {i = 1} to J u_i φ_i (x)</annotation>
  </semantics>
</math>
</file>

<file path=Object 8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i mathvariant="normal">u</mi>
      <mi mathvariant="normal">'</mi>
      <mi mathvariant="normal">φ</mi>
      <msub>
        <mi mathvariant="normal">'</mi>
        <mi mathvariant="normal">j</mi>
      </msub>
      <mi/>
      <mrow>
        <mi>dx</mi>
        <mi mathvariant="normal">=</mi>
        <mrow>
          <munderover>
            <mi mathvariant="normal">∑</mi>
            <mrow>
              <mi mathvariant="normal">i</mi>
              <mi mathvariant="normal">=</mi>
              <mn>1</mn>
            </mrow>
            <mi mathvariant="normal">J</mi>
          </munderover>
          <mstyle mathsize="125%">
            <mrow>
              <mrow>
                <munderover>
                  <mi mathvariant="normal">∫</mi>
                  <mi mathvariant="normal">a</mi>
                  <mi mathvariant="normal">b</mi>
                </munderover>
                <mtext/>
              </mrow>
            </mrow>
          </mstyle>
        </mrow>
      </mrow>
      <msub>
        <mi mathvariant="normal">u</mi>
        <mi mathvariant="normal">i</mi>
      </msub>
      <mi mathvariant="normal">φ</mi>
      <msub>
        <mi mathvariant="normal">'</mi>
        <mi mathvariant="normal">i</mi>
      </msub>
      <mi mathvariant="normal">φ</mi>
      <msub>
        <mi mathvariant="normal">'</mi>
        <mi mathvariant="normal">j</mi>
      </msub>
      <mi/>
      <mi>dx</mi>
      <mi mathvariant="normal">,</mi>
      <mi/>
      <mrow>
        <mi mathvariant="normal">j</mi>
        <mi mathvariant="normal">=</mi>
        <mn>1,</mn>
      </mrow>
      <mi/>
      <mn>2,</mn>
      <mi/>
      <mi mathvariant="normal">…</mi>
      <mi mathvariant="normal">,</mi>
      <mi/>
      <mi mathvariant="normal">J</mi>
    </mrow>
    <annotation encoding="StarMath 5.0">{size *1.25 int from a to b ""} u'φ'_j `dx = sum from {i = 1} to J {size *1.25 int from a to b ""} u_i φ'_i φ'_j `dx, ~~ j = 1,`2,`…,`J</annotation>
  </semantics>
</math>
</file>

<file path=Object 9/content.xml><?xml version="1.0" encoding="utf-8"?>
<math xmlns="http://www.w3.org/1998/Math/MathML">
  <semantics>
    <mrow>
      <mrow>
        <msub>
          <mstyle mathvariant="bold">
            <mrow>
              <mi mathvariant="normal">A</mi>
            </mrow>
          </mstyle>
          <mstyle mathsize="125%">
            <mrow>
              <mi>ij</mi>
            </mrow>
          </mstyle>
        </msub>
        <mi mathvariant="normal">=</mi>
        <mstyle mathsize="125%">
          <mrow>
            <mrow>
              <munderover>
                <mi mathvariant="normal">∫</mi>
                <mi mathvariant="normal">a</mi>
                <mi mathvariant="normal">b</mi>
              </munderover>
              <mtext/>
            </mrow>
          </mrow>
        </mstyle>
      </mrow>
      <mi mathvariant="normal">φ</mi>
      <msub>
        <mi mathvariant="normal">'</mi>
        <mi mathvariant="normal">j</mi>
      </msub>
      <mi mathvariant="normal">φ</mi>
      <msub>
        <mi mathvariant="normal">'</mi>
        <mi mathvariant="normal">i</mi>
      </msub>
      <mi/>
      <mi>dx</mi>
    </mrow>
    <annotation encoding="StarMath 5.0">{bold A}_{size *1.25 ij} = {size *1.25 int from a to b ""} φ'_j φ'_i `dx</annotation>
  </semantics>
</math>
</file>